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5000001397C15D0971EB17D12.png" manifest:media-type="image/png"/>
  <manifest:file-entry manifest:full-path="Pictures/10000001000002B80000026DB72522B5BCC580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docs-internal-guid-490ca556-7fff-b2ef-218b-70209eef9405"/><draw:frame draw:style-name="fr1" draw:name="Image1" text:anchor-type="as-char" svg:width="5.3543in" svg:height="5.6146in" draw:z-index="0"><draw:image xlink:href="Pictures/10000001000002B80000026DB72522B5BCC58053.png" xlink:type="simple" xlink:show="embed" xlink:actuate="onLoad" draw:mime-type="image/png"/></draw:frame></text:p>
      <text:p text:style-name="Standard"/>
      <text:p text:style-name="Standard"><text:bookmark text:name="docs-internal-guid-661a58fc-7fff-e537-7a63-4fdf833dcaa2"/><draw:frame draw:style-name="fr1" draw:name="Image2" text:anchor-type="as-char" svg:width="4.6457in" svg:height="3.2602in" draw:z-index="1"><draw:image xlink:href="Pictures/10000001000002C5000001397C15D0971EB17D12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17:59:52.237338295</meta:creation-date>
    <dc:date>2023-05-24T18:00:42.164705346</dc:date>
    <meta:editing-duration>PT54S</meta:editing-duration>
    <meta:editing-cycles>1</meta:editing-cycles>
    <meta:document-statistic meta:table-count="0" meta:image-count="2" meta:object-count="0" meta:page-count="1" meta:paragraph-count="2" meta:word-count="0" meta:character-count="0" meta:non-whitespace-character-count="0"/>
    <meta:generator>LibreOffice/7.3.7.2$Linux_X86_64 LibreOffice_project/30$Build-2</meta:generator>
  </office:meta>
</office:document-meta>
</file>